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Georgia" svg:font-family="Georgia" style:font-family-generic="roman" style:font-pitch="variable"/>
    <style:font-face style:name="Mononoki Nerd Font" svg:font-family="'Mononoki Nerd Font'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693cm" style:rel-column-width="10383*"/>
    </style:style>
    <style:style style:name="Table7.B" style:family="table-column">
      <style:table-column-properties style:column-width="14.307cm" style:rel-column-width="55152*"/>
    </style:style>
    <style:style style:name="Table7.A1" style:family="table-cell">
      <style:table-cell-properties fo:padding="0.097cm" fo:border="none"/>
    </style:style>
    <style:style style:name="Table1" style:family="table">
      <style:table-properties style:width="18.898cm" fo:margin-left="0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16.692cm"/>
    </style:style>
    <style:style style:name="Table1.A1" style:family="table-cell">
      <style:table-cell-properties fo:padding="0.097cm" fo:border-left="0.05pt dashed #666666" fo:border-right="none" fo:border-top="none" fo:border-bottom="none"/>
    </style:style>
    <style:style style:name="Table1.B1" style:family="table-cell">
      <style:table-cell-properties fo:padding="0.097cm" fo:border="none"/>
    </style:style>
    <style:style style:name="Table1.3" style:family="table-row">
      <style:table-row-properties style:min-row-height="4.604cm"/>
    </style:style>
    <style:style style:name="Table3" style:family="table">
      <style:table-properties style:width="16.603cm" fo:margin-left="0cm" table:align="left"/>
    </style:style>
    <style:style style:name="Table3.A" style:family="table-column">
      <style:table-column-properties style:column-width="14.399cm"/>
    </style:style>
    <style:style style:name="Table3.B" style:family="table-column">
      <style:table-column-properties style:column-width="2.205cm"/>
    </style:style>
    <style:style style:name="Table3.1" style:family="table-row">
      <style:table-row-properties style:min-row-height="0.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498cm" table:align="margins"/>
    </style:style>
    <style:style style:name="Table2.A" style:family="table-column">
      <style:table-column-properties style:column-width="7.004cm" style:rel-column-width="27822*"/>
    </style:style>
    <style:style style:name="Table2.B" style:family="table-column">
      <style:table-column-properties style:column-width="9.493cm" style:rel-column-width="37713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8.898cm" fo:margin-left="0cm" table:align="left"/>
    </style:style>
    <style:style style:name="Table4.A" style:family="table-column">
      <style:table-column-properties style:column-width="2.207cm"/>
    </style:style>
    <style:style style:name="Table4.B" style:family="table-column">
      <style:table-column-properties style:column-width="16.692cm"/>
    </style:style>
    <style:style style:name="Table4.1" style:family="table-row">
      <style:table-row-properties style:min-row-height="0.594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03cm" style:rel-column-width="11192*"/>
    </style:style>
    <style:style style:name="Table5.B" style:family="table-column">
      <style:table-column-properties style:column-width="14.097cm" style:rel-column-width="54343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6cm" style:rel-column-width="17733*"/>
    </style:style>
    <style:style style:name="Table6.B" style:family="table-column">
      <style:table-column-properties style:column-width="12.4cm" style:rel-column-width="47802*"/>
    </style:style>
    <style:style style:name="Table6.A1" style:family="table-cell">
      <style:table-cell-properties fo:padding="0.097cm" fo:border="none"/>
    </style:style>
    <style:style style:name="P1" style:family="paragraph" style:parent-style-name="Heading_20_1">
      <style:paragraph-properties fo:text-align="center" style:justify-single-word="false"/>
      <style:text-properties style:font-name="Georgia" fo:font-size="30pt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01507b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font-name="Roboto" fo:font-size="9pt" fo:font-weight="bold" officeooo:paragraph-rsid="001734f1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font-name="Roboto" fo:font-size="9pt" fo:font-weight="bold" officeooo:rsid="0001507b" officeooo:paragraph-rsid="0001507b" style:font-size-asian="9pt" style:font-weight-asian="bold" style:font-size-complex="9pt" style:font-weight-complex="bold"/>
    </style:style>
    <style:style style:name="P5" style:family="paragraph" style:parent-style-name="Heading_20_2">
      <style:text-properties style:font-name="Georgia" fo:font-size="14pt" officeooo:rsid="001adc4a" officeooo:paragraph-rsid="001adc4a" style:font-size-asian="14pt" style:font-size-complex="14pt"/>
    </style:style>
    <style:style style:name="P6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style:font-name="Georgia" fo:font-size="9pt" fo:language="en" fo:country="IE" officeooo:rsid="004caeda" officeooo:paragraph-rsid="00495670" style:letter-kerning="false" style:font-name-asian="Calibri" style:font-size-asian="9pt" style:language-asian="en" style:country-asian="US" style:font-name-complex="Arial" style:font-size-complex="9pt" style:language-complex="ar" style:country-complex="SA"/>
    </style:style>
    <style:style style:name="P7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style:font-name="Roboto" fo:font-size="9pt" fo:language="en" fo:country="IE" fo:font-weight="bold" officeooo:rsid="004d5fc0" officeooo:paragraph-rsid="004d5fc0" style:letter-kerning="false" style:font-name-asian="Calibri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8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style:font-name="Roboto" fo:font-size="9pt" fo:language="en" fo:country="IE" officeooo:rsid="004d5fc0" officeooo:paragraph-rsid="004d5fc0" style:letter-kerning="false" style:font-name-asian="Calibri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style:font-name="Roboto" fo:font-size="9pt" fo:language="en" fo:country="IE" fo:font-weight="bold" officeooo:rsid="004d5fc0" officeooo:paragraph-rsid="004d5fc0" style:letter-kerning="false" style:font-name-asian="Calibri" style:font-size-asian="9pt" style:language-asian="en" style:country-asian="US" style:font-weight-asian="bold" style:font-name-complex="Arial" style:font-size-complex="9pt" style:language-complex="ar" style:country-complex="SA" style:font-weight-complex="bold"/>
    </style:style>
    <style:style style:name="P10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style:font-name="Roboto" fo:font-size="9pt" fo:language="en" fo:country="IE" officeooo:rsid="004d5fc0" officeooo:paragraph-rsid="004d5fc0" style:letter-kerning="false" style:font-name-asian="Calibri" style:font-size-asian="9pt" style:language-asian="en" style:country-asian="US" style:font-name-complex="Arial" style:font-size-complex="9pt" style:language-complex="ar" style:country-complex="SA"/>
    </style:style>
    <style:style style:name="P11" style:family="paragraph" style:parent-style-name="Heading_20_2">
      <style:text-properties style:font-name="Georgia" fo:font-size="14pt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color="#111111" loext:opacity="100%" style:font-name="Roboto" fo:font-size="9pt" fo:font-weight="bold" officeooo:rsid="000b7336" officeooo:paragraph-rsid="002da917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Roboto" fo:font-size="10pt" officeooo:rsid="000b7336" officeooo:paragraph-rsid="002fcfd8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111111" loext:opacity="100%" style:font-name="Roboto" fo:font-size="9pt" fo:letter-spacing="normal" fo:font-style="italic" fo:font-weight="normal" officeooo:rsid="000d2091" officeooo:paragraph-rsid="002fcfd8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9pt" officeooo:rsid="0030f735" officeooo:paragraph-rsid="0030f735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Roboto" fo:font-size="9pt" fo:letter-spacing="normal" fo:font-style="italic" fo:font-weight="normal" officeooo:rsid="000d2091" officeooo:paragraph-rsid="002da917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9pt" fo:letter-spacing="normal" fo:font-style="normal" fo:font-weight="bold" officeooo:rsid="0026b9d0" officeooo:paragraph-rsid="002da917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able_20_Contents" style:list-style-name="L1">
      <style:text-properties style:font-name="Roboto" fo:font-size="9pt" officeooo:paragraph-rsid="002e27be" style:font-size-asian="9pt" style:font-size-complex="9pt"/>
    </style:style>
    <style:style style:name="P19" style:family="paragraph" style:parent-style-name="Table_20_Contents" style:list-style-name="L1">
      <style:text-properties style:font-name="Roboto" fo:font-size="9pt" officeooo:rsid="002da917" officeooo:paragraph-rsid="002e27be" style:font-size-asian="9pt" style:font-size-complex="9pt"/>
    </style:style>
    <style:style style:name="P20" style:family="paragraph" style:parent-style-name="Table_20_Contents" style:list-style-name="L1">
      <style:text-properties style:font-name="Roboto" fo:font-size="9pt" officeooo:rsid="002dc931" officeooo:paragraph-rsid="002e27be" style:font-size-asian="9pt" style:font-size-complex="9pt"/>
    </style:style>
    <style:style style:name="P21" style:family="paragraph" style:parent-style-name="Table_20_Contents" style:list-style-name="L1">
      <style:text-properties style:font-name="Roboto" fo:font-size="9pt" officeooo:rsid="002dc931" style:font-size-asian="9pt" style:font-size-complex="9pt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9pt" fo:letter-spacing="normal" fo:font-style="normal" fo:font-weight="bold" officeooo:rsid="002fcfd8" officeooo:paragraph-rsid="002fcfd8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loext:opacity="100%" style:font-name="Roboto" fo:font-size="9pt" fo:letter-spacing="normal" fo:font-style="normal" fo:font-weight="normal" officeooo:rsid="00349a90" officeooo:paragraph-rsid="00349a90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officeooo:paragraph-rsid="003b98d9"/>
    </style:style>
    <style:style style:name="P25" style:family="paragraph" style:parent-style-name="Text_20_body" style:list-style-name="L3">
      <style:paragraph-properties fo:text-align="start" style:justify-single-word="false"/>
      <style:text-properties fo:font-variant="normal" fo:text-transform="none" fo:color="#000000" loext:opacity="100%" style:font-name="Roboto" fo:font-size="9pt" fo:letter-spacing="normal" fo:font-style="normal" fo:font-weight="normal" officeooo:rsid="004afa90" officeooo:paragraph-rsid="004afa90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Heading_20_2">
      <style:text-properties style:font-name="Georgia" fo:font-size="14pt" officeooo:rsid="001be388" officeooo:paragraph-rsid="001be388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111111" loext:opacity="100%" style:font-name="Roboto" fo:font-size="10pt" officeooo:rsid="000b7336" officeooo:paragraph-rsid="00381baa" style:font-size-asian="10pt" style:font-size-complex="10pt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font-name="Roboto" fo:font-size="10pt" fo:font-weight="bold" officeooo:rsid="00381baa" officeooo:paragraph-rsid="00381baa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Roboto" fo:font-size="9pt" fo:font-weight="normal" officeooo:rsid="00381baa" officeooo:paragraph-rsid="00381baa" style:font-size-asian="9pt" style:font-weight-asian="normal" style:font-size-complex="9pt" style:font-weight-complex="normal"/>
    </style:style>
    <style:style style:name="P30" style:family="paragraph" style:parent-style-name="Text_20_body" style:list-style-name="L4">
      <style:paragraph-properties fo:text-align="start" style:justify-single-word="false"/>
      <style:text-properties fo:color="#000000" loext:opacity="100%" style:font-name="Roboto" fo:font-size="9pt" fo:font-weight="normal" officeooo:rsid="00381baa" officeooo:paragraph-rsid="00381baa" style:font-size-asian="9pt" style:font-weight-asian="normal" style:font-size-complex="9pt" style:font-weight-complex="normal"/>
    </style:style>
    <style:style style:name="P31" style:family="paragraph" style:parent-style-name="Heading_20_2" style:list-style-name="">
      <style:text-properties style:font-name="Georgia" fo:font-size="14pt" officeooo:rsid="00212dac" officeooo:paragraph-rsid="00212dac" style:font-size-asian="14pt" style:font-size-complex="14pt"/>
    </style:style>
    <style:style style:name="P32" style:family="paragraph" style:parent-style-name="Heading_20_2">
      <style:paragraph-properties fo:break-before="page"/>
      <style:text-properties style:font-name="Georgia" fo:font-size="14pt" officeooo:rsid="00212dac" officeooo:paragraph-rsid="00212dac" style:font-size-asian="14pt" style:font-size-complex="14pt"/>
    </style:style>
    <style:style style:name="P33" style:family="paragraph" style:parent-style-name="Text_20_body">
      <style:text-properties style:font-name="Roboto" fo:font-size="9pt" fo:font-weight="bold" officeooo:rsid="003a2d5e" officeooo:paragraph-rsid="003a2d5e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font-name="Roboto" fo:font-size="9pt" officeooo:rsid="003af634" officeooo:paragraph-rsid="003af634" style:font-size-asian="9pt" style:font-size-complex="9pt"/>
    </style:style>
    <style:style style:name="P35" style:family="paragraph" style:parent-style-name="Text_20_body">
      <style:text-properties style:font-name="Roboto" fo:font-size="9pt" fo:font-weight="bold" officeooo:rsid="003fd3d8" officeooo:paragraph-rsid="003fd3d8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font-name="Roboto" fo:font-size="9pt" officeooo:rsid="003fd3d8" officeooo:paragraph-rsid="003fd3d8" style:font-size-asian="9pt" style:font-size-complex="9pt"/>
    </style:style>
    <style:style style:name="P37" style:family="paragraph" style:parent-style-name="Heading_20_1">
      <style:text-properties style:font-name="Georgia" fo:font-size="14pt" officeooo:rsid="0020428c" officeooo:paragraph-rsid="0020428c" style:font-size-asian="14pt" style:font-size-complex="14pt"/>
    </style:style>
    <style:style style:name="P38" style:family="paragraph" style:parent-style-name="Table_20_Contents">
      <style:text-properties style:font-name="Roboto" fo:font-size="9pt" fo:font-weight="bold" officeooo:rsid="0042a889" officeooo:paragraph-rsid="0042a889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font-name="Roboto" fo:font-size="9pt" fo:font-weight="normal" officeooo:rsid="0042a889" officeooo:paragraph-rsid="0042a889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style:font-name="Roboto" fo:font-size="9pt" fo:font-weight="bold" officeooo:rsid="0042a889" officeooo:paragraph-rsid="0046d31b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font-name="Roboto" fo:font-size="9pt" fo:font-weight="normal" officeooo:rsid="0042a889" officeooo:paragraph-rsid="0046d31b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style:font-name="Roboto" fo:font-size="9pt" fo:font-weight="bold" officeooo:rsid="0042d540" officeooo:paragraph-rsid="0042d540" style:font-size-asian="9pt" style:font-weight-asian="bold" style:font-size-complex="9pt" style:font-weight-complex="bold"/>
    </style:style>
    <style:style style:name="P43" style:family="paragraph" style:parent-style-name="Table_20_Contents">
      <style:text-properties style:font-name="Roboto" fo:font-size="9pt" fo:font-weight="normal" officeooo:rsid="0042d540" officeooo:paragraph-rsid="0042d540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font-name="Roboto" fo:font-size="9pt" fo:font-weight="bold" officeooo:rsid="0058ab9d" officeooo:paragraph-rsid="0058ab9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58ab9d"/>
    </style:style>
    <style:style style:name="P46" style:family="paragraph" style:parent-style-name="Table_20_Contents">
      <style:paragraph-properties style:writing-mode="lr-tb"/>
      <style:text-properties officeooo:paragraph-rsid="0042d540"/>
    </style:style>
    <style:style style:name="P47" style:family="paragraph" style:parent-style-name="Table_20_Contents">
      <style:text-properties style:font-name="Roboto" fo:font-size="9pt" fo:font-weight="bold" officeooo:rsid="00432132" officeooo:paragraph-rsid="00432132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Roboto" fo:font-size="9pt" fo:font-weight="normal" officeooo:rsid="00432132" officeooo:paragraph-rsid="00432132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Roboto" fo:font-size="9pt" fo:font-weight="bold" officeooo:rsid="0042a889" officeooo:paragraph-rsid="0044342e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Roboto" fo:font-size="9pt" fo:font-weight="normal" officeooo:rsid="0042d540" officeooo:paragraph-rsid="0044342e" style:font-size-asian="9pt" style:font-weight-asian="normal" style:font-size-complex="9pt" style:font-weight-complex="normal"/>
    </style:style>
    <style:style style:name="P51" style:family="paragraph" style:parent-style-name="Text_20_body">
      <style:text-properties style:font-name="Georgia" fo:font-size="14pt" officeooo:rsid="0020428c" officeooo:paragraph-rsid="0020428c" style:font-size-asian="14pt" style:font-size-complex="14pt"/>
    </style:style>
    <style:style style:name="T1" style:family="text">
      <style:text-properties fo:color="#1c1c1c" loext:opacity="100%"/>
    </style:style>
    <style:style style:name="T2" style:family="text">
      <style:text-properties fo:color="#111111" loext:opacity="100%"/>
    </style:style>
    <style:style style:name="T3" style:family="text">
      <style:text-properties fo:color="#000080" loext:opacity="100%" style:font-name="Roboto" fo:font-size="9pt" fo:font-weight="bold" officeooo:rsid="0001507b" style:font-size-asian="9pt" style:font-weight-asian="bold" style:font-size-complex="9pt" style:font-weight-complex="bold"/>
    </style:style>
    <style:style style:name="T4" style:family="text">
      <style:text-properties fo:color="#2a6099" loext:opacity="100%" style:font-name="Roboto" fo:font-size="9pt" fo:font-weight="bold" officeooo:rsid="0001507b" style:font-size-asian="9pt" style:font-weight-asian="bold" style:font-size-complex="9pt" style:font-weight-complex="bold"/>
    </style:style>
    <style:style style:name="T5" style:family="text">
      <style:text-properties officeooo:rsid="001a5ed6"/>
    </style:style>
    <style:style style:name="T6" style:family="text">
      <style:text-properties fo:font-family="Arial" style:font-family-generic="swiss" fo:font-size="10pt" style:font-size-asian="10pt" style:font-name-complex="Arial" style:font-size-complex="10pt"/>
    </style:style>
    <style:style style:name="T7" style:family="text">
      <style:text-properties officeooo:rsid="004caeda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5f315f"/>
    </style:style>
    <style:style style:name="T10" style:family="text">
      <style:text-properties officeooo:rsid="0056f3f4"/>
    </style:style>
    <style:style style:name="T11" style:family="text">
      <style:text-properties officeooo:rsid="0052c0ae"/>
    </style:style>
    <style:style style:name="T12" style:family="text">
      <style:text-properties fo:font-variant="normal" fo:text-transform="none" fo:font-size="9pt" fo:letter-spacing="normal" fo:font-style="normal" fo:font-weight="bold" style:font-size-asian="9pt" style:font-weight-asian="bold" style:font-size-complex="9pt" style:font-weight-complex="bold"/>
    </style:style>
    <style:style style:name="T13" style:family="text">
      <style:text-properties fo:font-variant="normal" fo:text-transform="none" fo:font-size="9pt" fo:letter-spacing="normal" fo:font-style="normal" fo:font-weight="bold" officeooo:rsid="0022ede1" style:font-size-asian="9pt" style:font-weight-asian="bold" style:font-size-complex="9pt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 fo:font-weight="normal" officeooo:rsid="00248cd9" style:font-size-asian="9pt" style:font-weight-asian="normal" style:font-size-complex="9pt" style:font-weight-complex="normal"/>
    </style:style>
    <style:style style:name="T16" style:family="text">
      <style:text-properties fo:color="#224b12" loext:opacity="100%" fo:font-size="9pt" fo:font-weight="normal" officeooo:rsid="00248cd9" style:font-size-asian="9pt" style:font-weight-asian="normal" style:font-size-complex="9pt" style:font-weight-complex="normal"/>
    </style:style>
    <style:style style:name="T17" style:family="text">
      <style:text-properties officeooo:rsid="002a8eb2"/>
    </style:style>
    <style:style style:name="T18" style:family="text">
      <style:text-properties style:text-position="super 58%"/>
    </style:style>
    <style:style style:name="T19" style:family="text">
      <style:text-properties fo:font-variant="normal" fo:text-transform="none" fo:color="#000000" loext:opacity="100%" style:font-name="Roboto" fo:font-size="9pt" fo:letter-spacing="normal" fo:font-style="normal" fo:font-weight="bold" officeooo:rsid="003fd3d8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font-variant="normal" fo:text-transform="none" fo:color="#000000" loext:opacity="100%" style:font-name="Roboto" fo:font-size="9pt" fo:letter-spacing="normal" fo:font-style="normal" fo:font-weight="bold" officeooo:rsid="003b98d9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font-variant="normal" fo:text-transform="none" fo:color="#000000" loext:opacity="100%" style:text-position="super 58%" style:font-name="Roboto" fo:font-size="9pt" fo:letter-spacing="normal" fo:font-style="normal" fo:font-weight="bold" officeooo:rsid="003b98d9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variant="normal" fo:text-transform="none" fo:color="#033e7c" loext:opacity="100%" style:font-name="Roboto" fo:font-size="9pt" fo:letter-spacing="normal" fo:font-style="normal" fo:font-weight="bold" officeooo:rsid="003f4bc6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font-size="9pt" fo:font-weight="bold" officeooo:rsid="00381baa" style:font-size-asian="9pt" style:font-weight-asian="bold" style:font-size-complex="9pt" style:font-weight-complex="bold"/>
    </style:style>
    <style:style style:name="T24" style:family="text">
      <style:text-properties fo:color="#000000" loext:opacity="100%" fo:font-weight="normal" officeooo:rsid="00381baa" style:font-weight-asian="normal" style:font-weight-complex="normal"/>
    </style:style>
    <style:style style:name="T25" style:family="text">
      <style:text-properties officeooo:rsid="0020e14d"/>
    </style:style>
    <style:style style:name="T26" style:family="text">
      <style:text-properties officeooo:rsid="0046d31b"/>
    </style:style>
    <style:style style:name="T27" style:family="text">
      <style:text-properties style:font-name="Roboto" fo:font-size="9pt" fo:font-weight="normal" officeooo:rsid="0058ab9d" style:font-size-asian="9pt" style:font-weight-asian="normal" style:font-size-complex="9pt" style:font-weight-complex="normal"/>
    </style:style>
    <style:style style:name="T28" style:family="text">
      <style:text-properties style:font-name="Roboto" fo:font-size="9pt" fo:font-weight="normal" officeooo:rsid="005c03d5" style:font-size-asian="9pt" style:font-weight-asian="normal" style:font-size-complex="9pt" style:font-weight-complex="normal"/>
    </style:style>
    <style:style style:name="T29" style:family="text">
      <style:text-properties officeooo:rsid="0042d540"/>
    </style:style>
    <style:style style:name="T30" style:family="text">
      <style:text-properties style:font-name="Roboto" fo:font-size="9pt" fo:font-weight="normal" officeooo:rsid="0042d540" style:font-size-asian="9pt" style:font-weight-asian="normal" style:font-size-complex="9pt" style:font-weight-complex="normal"/>
    </style:style>
    <style:style style:name="T31" style:family="text">
      <style:text-properties fo:color="#000000" loext:opacity="100%" officeooo:rsid="00381baa"/>
    </style:style>
    <style:style style:name="T32" style:family="text">
      <style:text-properties fo:color="#000000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eo </text:span><text:span text:style-name="T2">Sahadeo</text:span></text:h>
      <text:p text:style-name="P2"><text:a xlink:type="simple" xlink:href="mailto:neosahadeo@protonmail.com" office:name="Open My Email" text:style-name="Internet_20_link" text:visited-style-name="Visited_20_Internet_20_Link"><text:span text:style-name="T3">neosahadeo@protonmail.com</text:span></text:a><text:span text:style-name="T4"> | </text:span><text:a xlink:type="simple" xlink:href="http://www.linkedin.com/in/neosahadeo" office:name="Visit my LinkedIn" text:style-name="Internet_20_link" text:visited-style-name="Visited_20_Internet_20_Link"><text:span text:style-name="T3">linkedin.com/NeoSahadeo</text:span></text:a></text:p>
      <text:p text:style-name="P3"><text:span text:style-name="T5">Mourne View Hall</text:span>, Dublin Rd, <text:span text:style-name="T5">Dundalk</text:span></text:p>
      <text:p text:style-name="P4">353+ 87 35 69 210</text:p>
      <text:p text:style-name="Horizontal_20_Line"/>
      <text:h text:style-name="P5" text:outline-level="2">Profile</text:h>
      <text:p text:style-name="P6" loext:marker-style-name="T6">Recent honours graduate in computing, eager to apply my knowledge of security, teamwork, and administration in a system engineer position at Origina.</text:p>
      <text:h text:style-name="P5" text:outline-level="2">Technical Skill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 loext:marker-style-name="T6"><text:span text:style-name="T7">S</text:span><text:span text:style-name="T8">ystems</text:span></text:p>
          </table:table-cell>
          <table:table-cell table:style-name="Table7.A1" office:value-type="string">
            <text:p text:style-name="P8" loext:marker-style-name="T6"><text:span text:style-name="T7">L</text:span><text:span text:style-name="T8">inux, Windows</text:span></text:p>
          </table:table-cell>
        </table:table-row>
        <table:table-row>
          <table:table-cell table:style-name="Table7.A1" office:value-type="string">
            <text:p text:style-name="P9" loext:marker-style-name="T6">Administration</text:p>
          </table:table-cell>
          <table:table-cell table:style-name="Table7.A1" office:value-type="string">
            <text:p text:style-name="P10" loext:marker-style-name="T6">Windows Server <text:span text:style-name="T9">managing</text:span><text:span text:style-name="T10"> Windows Active Directory and worked on designating user logins and privilege controls;</text:span> Linux Management <text:span text:style-name="T9">of</text:span><text:span text:style-name="T10"> both users and privilege on Ubuntu.</text:span></text:p>
          </table:table-cell>
        </table:table-row>
      </table:table>
      <text:h text:style-name="P11" text:outline-level="2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2024-202<text:span text:style-name="T11">8</text:span></text:p>
          </table:table-cell>
          <table:table-cell table:style-name="Table1.B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3"><text:span text:style-name="T12">BSc </text:span><text:span text:style-name="T13">(Hons)</text:span><text:span text:style-name="T12"> in Computing Systems and Operations </text:span><text:span text:style-name="T14">(Software Development and DevOps) </text:span><text:span text:style-name="T15">(NFQ 8)</text:span></text:p>
                  <text:p text:style-name="P14">Dundalk Institute of Technology</text:p>
                </table:table-cell>
                <table:table-cell table:style-name="Table3.A1" office:value-type="string">
                  <text:p text:style-name="P15">Distinction</text:p>
                </table:table-cell>
              </table:table-row>
            </table:table>
            <text:p text:style-name="P16"><text:span text:style-name="T16"/></text:p>
          </table:table-cell>
        </table:table-row>
        <table:table-row>
          <table:table-cell table:style-name="Table1.A1" office:value-type="string">
            <text:p text:style-name="P17">Key <text:span text:style-name="T17">M</text:span>odules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list text:style-name="L1">
                    <text:list-item>
                      <text:p text:style-name="P18">System Administration</text:p>
                    </text:list-item>
                    <text:list-item>
                      <text:p text:style-name="P18">IT Security</text:p>
                    </text:list-item>
                    <text:list-item>
                      <text:p text:style-name="P19">Cloud Infrastructure</text:p>
                    </text:list-item>
                  </text:list>
                </table:table-cell>
                <table:table-cell table:style-name="Table2.A1" office:value-type="string">
                  <text:list text:continue-numbering="true" text:style-name="L1">
                    <text:list-item>
                      <text:p text:style-name="P19">Communication Skills</text:p>
                    </text:list-item>
                    <text:list-item>
                      <text:p text:style-name="P20">Ethical Issues and Research Practice</text:p>
                    </text:list-item>
                    <text:list-item>
                      <text:p text:style-name="P20">Operating Systems</text:p>
                    </text:list-item>
                  </text:list>
                </table:table-cell>
              </table:table-row>
            </table:table>
            <text:list text:continue-numbering="true" text:style-name="L1">
              <text:list-header>
                <text:p text:style-name="P21"/>
              </text:list-header>
            </text:list>
          </table:table-cell>
        </table:table-row>
        <table:table-row table:style-name="Table1.3">
          <table:table-cell table:style-name="Table1.A1" office:value-type="string">
            <text:p text:style-name="P17">Key <text:span text:style-name="T17">Projects</text:span></text:p>
          </table:table-cell>
          <table:table-cell table:style-name="Table1.B1" office:value-type="string">
            <text:p text:style-name="P22">Group Database and Communications (1<text:span text:style-name="T18">st</text:span> Year)</text:p>
            <text:list text:style-name="L2">
              <text:list-item>
                <text:p text:style-name="P23">Work with other classmates to design and implement a database for a fictitious company “TechSupply”</text:p>
              </text:list-item>
              <text:list-item>
                <text:p text:style-name="P23">A group presentation on the current practises of Devops</text:p>
              </text:list-item>
            </text:list>
            <text:p text:style-name="P24"><text:span text:style-name="T19">Music Website</text:span><text:span text:style-name="T20"> Design (1</text:span><text:span text:style-name="T21">st</text:span><text:span text:style-name="T20"> Year) </text:span><text:a xlink:type="simple" xlink:href="https://github.com/NeoSahadeo/DKIT-Sem1-Website" text:style-name="Internet_20_link" text:visited-style-name="Visited_20_Internet_20_Link"><text:span text:style-name="T22">Project Github Repo</text:span></text:a></text:p>
            <text:list text:style-name="L3">
              <text:list-item>
                <text:p text:style-name="P25">Troubleshoot complex software issues primarily data conversions and handling undocumented browser API’s</text:p>
              </text:list-item>
              <text:list-item>
                <text:p text:style-name="P25">Configure access token security measures using Gitlab</text:p>
              </text:list-item>
            </text:list>
          </table:table-cell>
        </table:table-row>
      </table:table>
      <text:h text:style-name="P26" text:outline-level="2">Voluntary Experienc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<text:span text:style-name="T14">2024-</text:span><text:span text:style-name="T23">Present</text:span></text:p>
          </table:table-cell>
          <table:table-cell table:style-name="Table4.A1" office:value-type="string">
            <text:p text:style-name="P28">Usher</text:p>
            <text:p text:style-name="P29">An Táin Arts Centre</text:p>
          </table:table-cell>
        </table:table-row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list text:style-name="L4">
              <text:list-item>
                <text:p text:style-name="P30">Assisting customers in locating their designated seats</text:p>
              </text:list-item>
              <text:list-item>
                <text:p text:style-name="P30">Verifying the validity of tickets</text:p>
              </text:list-item>
              <text:list-item>
                <text:p text:style-name="P30">Responding to general inquiries</text:p>
              </text:list-item>
            </text:list>
          </table:table-cell>
        </table:table-row>
      </table:table>
      <text:h text:style-name="P31" text:outline-level="2"/>
      <text:h text:style-name="P32" text:outline-level="2">Skill Profile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Communication:</text:p>
          </table:table-cell>
          <table:table-cell table:style-name="Table5.A1" office:value-type="string">
            <text:p text:style-name="P34">Displayed during interactions with customers. Answering general questions and queries for areas and facilities at the An <text:span text:style-name="T24">Táin Arts Centre</text:span></text:p>
          </table:table-cell>
        </table:table-row>
        <table:table-row>
          <table:table-cell table:style-name="Table5.A1" office:value-type="string">
            <text:p text:style-name="P35">Problem Solving:</text:p>
          </table:table-cell>
          <table:table-cell table:style-name="Table5.A1" office:value-type="string">
            <text:p text:style-name="P36">Designed and implemented a website that allows zero-cost music streaming for users</text:p>
          </table:table-cell>
        </table:table-row>
      </table:table>
      <text:h text:style-name="P37" text:outline-level="1" text:is-list-header="true">Interest<text:span text:style-name="T25">s</text:span> and Achievement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DKIT Music Society President</text:p>
          </table:table-cell>
          <table:table-cell table:style-name="Table6.A1" office:value-type="string">
            <text:p text:style-name="P39">Chairperson of the DKIT music society September 2024 – January 2025.</text:p>
          </table:table-cell>
        </table:table-row>
        <table:table-row>
          <table:table-cell table:style-name="Table6.A1" office:value-type="string">
            <text:p text:style-name="P40">DKIT <text:span text:style-name="T26">Class Representative</text:span></text:p>
          </table:table-cell>
          <table:table-cell table:style-name="Table6.A1" office:value-type="string">
            <text:p text:style-name="P41"><text:span text:style-name="T26">The representative for my class group </text:span>September 2024 – <text:span text:style-name="T26">May</text:span> 202<text:span text:style-name="T26">5</text:span>.</text:p>
          </table:table-cell>
        </table:table-row>
        <table:table-row>
          <table:table-cell table:style-name="Table6.A1" office:value-type="string">
            <text:p text:style-name="P42">Cooking</text:p>
          </table:table-cell>
          <table:table-cell table:style-name="Table6.A1" office:value-type="string">
            <text:p text:style-name="P43">Attended culinary school in Midrand, South Africa and received a certificate.</text:p>
          </table:table-cell>
        </table:table-row>
        <table:table-row>
          <table:table-cell table:style-name="Table6.A1" office:value-type="string">
            <text:p text:style-name="P44">IT Security</text:p>
          </table:table-cell>
          <table:table-cell table:style-name="Table6.A1" office:value-type="string">
            <text:p text:style-name="P45"><text:span text:style-name="T27">Casually learning deconstructive malware analysis from various sources on You</text:span><text:span text:style-name="T28">Tu</text:span><text:span text:style-name="T27">be and reading </text:span><text:a xlink:type="simple" xlink:href="https://news.ycombinator.com/" text:style-name="Internet_20_link" text:visited-style-name="Visited_20_Internet_20_Link"><text:span text:style-name="T27">Hacker New</text:span></text:a><text:span text:style-name="T27">.</text:span></text:p>
          </table:table-cell>
        </table:table-row>
        <table:table-row>
          <table:table-cell table:style-name="Table6.A1" office:value-type="string">
            <text:p text:style-name="P38"><text:span text:style-name="T29">Journal</text:span> / Content Production</text:p>
          </table:table-cell>
          <table:table-cell table:style-name="Table6.A1" office:value-type="string">
            <text:p text:style-name="P43">On Github, I host a public journal of topics I found interesting and worth sharing.</text:p>
            <text:p text:style-name="P46"><text:a xlink:type="simple" xlink:href="https://neosahadeo.github.io/journal/" text:style-name="Internet_20_link" text:visited-style-name="Visited_20_Internet_20_Link"><text:span text:style-name="T30">Neo's Journal</text:span></text:a><text:span text:style-name="T30">, with the legacy journal available at </text:span><text:a xlink:type="simple" xlink:href="https://github.com/NeoSahadeo/journal/tree/sphinx_journal" text:style-name="Internet_20_link" text:visited-style-name="Visited_20_Internet_20_Link"><text:span text:style-name="T30">Legacy Journal</text:span></text:a><text:span text:style-name="T30">.</text:span></text:p>
          </table:table-cell>
        </table:table-row>
        <table:table-row>
          <table:table-cell table:style-name="Table6.A1" office:value-type="string">
            <text:p text:style-name="P42">Music Production</text:p>
          </table:table-cell>
          <table:table-cell table:style-name="Table6.A1" office:value-type="string">
            <text:p text:style-name="P43">I am learning the guitar and I have set-up a digital set-up for music production</text:p>
          </table:table-cell>
        </table:table-row>
        <table:table-row>
          <table:table-cell table:style-name="Table6.A1" office:value-type="string">
            <text:p text:style-name="P47">Volunteer Work</text:p>
          </table:table-cell>
          <table:table-cell table:style-name="Table6.A1" office:value-type="string">
            <text:p text:style-name="P48">One of my greatest passions if giving back to the community. I often usher at the <text:span text:style-name="T31">An Táin Arts Centre </text:span><text:span text:style-name="T32">when I get the chance as well as any opportunities I get.</text:span></text:p>
          </table:table-cell>
        </table:table-row>
        <table:table-row>
          <table:table-cell table:style-name="Table6.A1" office:value-type="string">
            <text:p text:style-name="P49">Trail Walking &amp; Cycling</text:p>
          </table:table-cell>
          <table:table-cell table:style-name="Table6.A1" office:value-type="string">
            <text:p text:style-name="P50">Avid enthusiast of cycling and tail walking.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Georgia" svg:font-family="Georgia" style:font-family-generic="roman" style:font-pitch="variable"/>
    <style:font-face style:name="Mononoki Nerd Font" svg:font-family="'Mononoki Nerd Font'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ononoki Nerd Font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Mononoki Nerd Font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ononoki Nerd Font" fo:font-family="'Mononoki Nerd Font'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ononoki Nerd Font" fo:font-family="'Mononoki Nerd Font'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ononoki Nerd Font" fo:font-family="'Mononoki Nerd Font'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ononoki Nerd Font" fo:font-family="'Mononoki Nerd Font'"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18:00:23.417347595</meta:creation-date>
    <dc:date>2025-04-07T20:42:59.966508043</dc:date>
    <meta:editing-duration>PT4H17M28S</meta:editing-duration>
    <meta:editing-cycles>81</meta:editing-cycles>
    <meta:generator>LibreOffice/25.2.2.2$Linux_X86_64 LibreOffice_project/7370d4be9e3cf6031a51beef54ff3bda878e3fac</meta:generator>
    <meta:document-statistic meta:table-count="7" meta:image-count="0" meta:object-count="0" meta:page-count="2" meta:paragraph-count="61" meta:word-count="389" meta:character-count="2564" meta:non-whitespace-character-count="2247"/>
  </office:meta>
</office:document-meta>
</file>